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83.06mm"/>
    </style:style>
    <style:style style:name="co3" style:family="table-column">
      <style:table-column-properties fo:break-before="auto" style:column-width="66.7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fo:border="0.06pt solid #000000"/>
      <style:text-properties style:use-window-font-color="true" style:font-name="Arial"/>
    </style:style>
    <style:style style:name="ce2" style:family="table-cell" style:parent-style-name="Default">
      <style:table-cell-properties style:text-align-source="value-type" style:repeat-content="false" fo:wrap-option="wrap" fo:border="0.06pt solid #000000"/>
      <style:paragraph-properties fo:margin-left="0mm"/>
      <style:text-properties style:use-window-font-color="true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value-type" style:repeat-content="false" fo:border="0.06pt solid #000000"/>
      <style:paragraph-properties fo:margin-left="0mm"/>
      <style:text-properties style:font-name="Arial"/>
    </style:style>
    <style:style style:name="ce4" style:family="table-cell" style:parent-style-name="Default">
      <style:table-cell-properties style:text-align-source="value-type" style:repeat-content="false"/>
      <style:paragraph-properties fo:margin-left="0mm"/>
      <style:text-properties style:font-name="Arial"/>
    </style:style>
    <style:style style:name="ce5" style:family="table-cell" style:parent-style-name="Default">
      <style:table-cell-properties fo:border="0.06pt solid #000000"/>
      <style:text-properties style:use-window-font-color="true" style:font-name="Arial"/>
    </style:style>
    <style:style style:name="ce6" style:family="table-cell" style:parent-style-name="Default">
      <style:table-cell-properties fo:border="0.06pt solid #000000"/>
    </style:style>
    <style:style style:name="ce7" style:family="table-cell" style:parent-style-name="Default">
      <style:table-cell-properties fo:background-color="#ffff99"/>
    </style:style>
    <style:style style:name="ce8" style:family="table-cell" style:parent-style-name="Default">
      <style:table-cell-properties style:text-align-source="fix" style:repeat-content="false" fo:wrap-option="wrap" fo:border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ffff99" fo:wrap-option="wrap" fo:border="0.06pt solid #000000"/>
      <style:text-properties style:use-window-font-color="true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wrap-option="wrap" fo:border="0.06pt solid #000000"/>
      <style:paragraph-properties fo:text-align="start"/>
      <style:text-properties style:use-window-font-color="true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fff99" fo:border="0.06pt solid #000000"/>
    </style:style>
    <style:style style:name="ce12" style:family="table-cell" style:parent-style-name="Default">
      <style:text-properties style:use-window-font-color="true" style:font-name="Arial"/>
    </style:style>
  </office:automatic-styles>
  <office:body>
    <office:spreadsheet>
      <table:calculation-settings table:automatic-find-labels="false"/>
      <table:table table:name="Raças" table:style-name="ta1">
        <table:table-column table:style-name="co1" table:default-cell-style-name="ce3"/>
        <table:table-column table:style-name="co2" table:default-cell-style-name="ce3"/>
        <table:table-column table:style-name="co1" table:default-cell-style-name="ce6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EMS</text:p>
          </table:table-cell>
          <table:table-cell table:style-name="ce1" office:value-type="string" calcext:value-type="string">
            <text:p>Nome</text:p>
          </table:table-cell>
          <table:table-cell table:style-name="ce1" office:value-type="string" calcext:value-type="string">
            <text:p>Categoria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EXO</text:p>
          </table:table-cell>
          <table:table-cell table:style-name="ce2" office:value-type="string" calcext:value-type="string">
            <text:p>Exótico</text:p>
          </table:table-cell>
          <table:table-cell table:style-name="ce5" office:value-type="float" office:value="1" calcext:value-type="float">
            <text:p>1</text:p>
          </table:table-cell>
          <table:table-cell/>
          <table:table-cell table:formula="of:=CONCATENATE(&quot;insert into basico_raca values ('&quot;;[.A2];&quot;','&quot;;[.B2];&quot;', '&quot;;[.B2];&quot;', '', '&quot;;[.C2];&quot;','S');&quot;)" office:value-type="string" office:string-value="insert into basico_raca values ('EXO','Exótico', 'Exótico', '', '1','S');" calcext:value-type="string">
            <text:p>insert into basico_raca values ('EXO','Exótico', 'Exótico', '', '1','S');</text:p>
          </table:table-cell>
        </table:table-row>
        <table:table-row table:style-name="ro1">
          <table:table-cell table:style-name="ce2" office:value-type="string" calcext:value-type="string">
            <text:p>PER </text:p>
          </table:table-cell>
          <table:table-cell table:style-name="ce2" office:value-type="string" calcext:value-type="string">
            <text:p>Persa</text:p>
          </table:table-cell>
          <table:table-cell table:style-name="ce5" office:value-type="float" office:value="1" calcext:value-type="float">
            <text:p>1</text:p>
          </table:table-cell>
          <table:table-cell/>
          <table:table-cell table:formula="of:=CONCATENATE(&quot;insert into basico_raca values ('&quot;;[.A3];&quot;','&quot;;[.B3];&quot;', '&quot;;[.B3];&quot;', '', '&quot;;[.C3];&quot;','S');&quot;)" office:value-type="string" office:string-value="insert into basico_raca values ('PER ','Persa', 'Persa', '', '1','S');" calcext:value-type="string">
            <text:p>insert into basico_raca values ('PER ','Persa', 'Persa', '', '1','S');</text:p>
          </table:table-cell>
        </table:table-row>
        <table:table-row table:style-name="ro1">
          <table:table-cell table:style-name="ce2" office:value-type="string" calcext:value-type="string">
            <text:p>ACL </text:p>
          </table:table-cell>
          <table:table-cell table:style-name="ce2" office:value-type="string" calcext:value-type="string">
            <text:p>American Curl Pelo Longo</text:p>
          </table:table-cell>
          <table:table-cell table:style-name="ce5" office:value-type="float" office:value="2" calcext:value-type="float">
            <text:p>2</text:p>
          </table:table-cell>
          <table:table-cell/>
          <table:table-cell table:formula="of:=CONCATENATE(&quot;insert into basico_raca values ('&quot;;[.A4];&quot;','&quot;;[.B4];&quot;', '&quot;;[.B4];&quot;', '', '&quot;;[.C4];&quot;','S');&quot;)" office:value-type="string" office:string-value="insert into basico_raca values ('ACL ','American Curl Pelo Longo', 'American Curl Pelo Longo', '', '2','S');" calcext:value-type="string">
            <text:p>insert into basico_raca values ('ACL ','American Curl Pelo Longo', 'American Curl Pelo Longo', '', '2','S');</text:p>
          </table:table-cell>
        </table:table-row>
        <table:table-row table:style-name="ro1">
          <table:table-cell table:style-name="ce2" office:value-type="string" calcext:value-type="string">
            <text:p>ACS </text:p>
          </table:table-cell>
          <table:table-cell table:style-name="ce2" office:value-type="string" calcext:value-type="string">
            <text:p>American  Curl Pelo Curto</text:p>
          </table:table-cell>
          <table:table-cell table:style-name="ce5" office:value-type="float" office:value="2" calcext:value-type="float">
            <text:p>2</text:p>
          </table:table-cell>
          <table:table-cell/>
          <table:table-cell table:formula="of:=CONCATENATE(&quot;insert into basico_raca values ('&quot;;[.A5];&quot;','&quot;;[.B5];&quot;', '&quot;;[.B5];&quot;', '', '&quot;;[.C5];&quot;','S');&quot;)" office:value-type="string" office:string-value="insert into basico_raca values ('ACS ','American  Curl Pelo Curto', 'American  Curl Pelo Curto', '', '2','S');" calcext:value-type="string">
            <text:p>insert into basico_raca values ('ACS ','American  Curl Pelo Curto', 'American  Curl Pelo Curto', '', '2','S');</text:p>
          </table:table-cell>
        </table:table-row>
        <table:table-row table:style-name="ro1">
          <table:table-cell table:style-name="ce2" office:value-type="string" calcext:value-type="string">
            <text:p>MCO </text:p>
          </table:table-cell>
          <table:table-cell table:style-name="ce2" office:value-type="string" calcext:value-type="string">
            <text:p>Maine Coon</text:p>
          </table:table-cell>
          <table:table-cell table:style-name="ce5" office:value-type="float" office:value="2" calcext:value-type="float">
            <text:p>2</text:p>
          </table:table-cell>
          <table:table-cell/>
          <table:table-cell table:formula="of:=CONCATENATE(&quot;insert into basico_raca values ('&quot;;[.A6];&quot;','&quot;;[.B6];&quot;', '&quot;;[.B6];&quot;', '', '&quot;;[.C6];&quot;','S');&quot;)" office:value-type="string" office:string-value="insert into basico_raca values ('MCO ','Maine Coon', 'Maine Coon', '', '2','S');" calcext:value-type="string">
            <text:p>insert into basico_raca values ('MCO ','Maine Coon', 'Maine Coon', '', '2','S');</text:p>
          </table:table-cell>
        </table:table-row>
        <table:table-row table:style-name="ro1">
          <table:table-cell table:style-name="ce2" office:value-type="string" calcext:value-type="string">
            <text:p>NFO </text:p>
          </table:table-cell>
          <table:table-cell table:style-name="ce2" office:value-type="string" calcext:value-type="string">
            <text:p>Bosques da Noruega</text:p>
          </table:table-cell>
          <table:table-cell table:style-name="ce5" office:value-type="float" office:value="2" calcext:value-type="float">
            <text:p>2</text:p>
          </table:table-cell>
          <table:table-cell/>
          <table:table-cell table:formula="of:=CONCATENATE(&quot;insert into basico_raca values ('&quot;;[.A7];&quot;','&quot;;[.B7];&quot;', '&quot;;[.B7];&quot;', '', '&quot;;[.C7];&quot;','S');&quot;)" office:value-type="string" office:string-value="insert into basico_raca values ('NFO ','Bosques da Noruega', 'Bosques da Noruega', '', '2','S');" calcext:value-type="string">
            <text:p>insert into basico_raca values ('NFO ','Bosques da Noruega', 'Bosques da Noruega', '', '2','S');</text:p>
          </table:table-cell>
        </table:table-row>
        <table:table-row table:style-name="ro1">
          <table:table-cell table:style-name="ce2" office:value-type="string" calcext:value-type="string">
            <text:p>RAG </text:p>
          </table:table-cell>
          <table:table-cell table:style-name="ce2" office:value-type="string" calcext:value-type="string">
            <text:p>Ragdoll</text:p>
          </table:table-cell>
          <table:table-cell table:style-name="ce5" office:value-type="float" office:value="2" calcext:value-type="float">
            <text:p>2</text:p>
          </table:table-cell>
          <table:table-cell/>
          <table:table-cell table:formula="of:=CONCATENATE(&quot;insert into basico_raca values ('&quot;;[.A8];&quot;','&quot;;[.B8];&quot;', '&quot;;[.B8];&quot;', '', '&quot;;[.C8];&quot;','S');&quot;)" office:value-type="string" office:string-value="insert into basico_raca values ('RAG ','Ragdoll', 'Ragdoll', '', '2','S');" calcext:value-type="string">
            <text:p>insert into basico_raca values ('RAG ','Ragdoll', 'Ragdoll', '', '2','S');</text:p>
          </table:table-cell>
        </table:table-row>
        <table:table-row table:style-name="ro1">
          <table:table-cell table:style-name="ce2" office:value-type="string" calcext:value-type="string">
            <text:p>SBI</text:p>
          </table:table-cell>
          <table:table-cell table:style-name="ce2" office:value-type="string" calcext:value-type="string">
            <text:p>Sagrado da Birmânia</text:p>
          </table:table-cell>
          <table:table-cell table:style-name="ce5" office:value-type="float" office:value="2" calcext:value-type="float">
            <text:p>2</text:p>
          </table:table-cell>
          <table:table-cell/>
          <table:table-cell table:formula="of:=CONCATENATE(&quot;insert into basico_raca values ('&quot;;[.A9];&quot;','&quot;;[.B9];&quot;', '&quot;;[.B9];&quot;', '', '&quot;;[.C9];&quot;','S');&quot;)" office:value-type="string" office:string-value="insert into basico_raca values ('SBI','Sagrado da Birmânia', 'Sagrado da Birmânia', '', '2','S');" calcext:value-type="string">
            <text:p>insert into basico_raca values ('SBI','Sagrado da Birmânia', 'Sagrado da Birmânia', '', '2','S');</text:p>
          </table:table-cell>
        </table:table-row>
        <table:table-row table:style-name="ro1">
          <table:table-cell table:style-name="ce2" office:value-type="string" calcext:value-type="string">
            <text:p>SIB </text:p>
          </table:table-cell>
          <table:table-cell table:style-name="ce2" office:value-type="string" calcext:value-type="string">
            <text:p>Siberian</text:p>
          </table:table-cell>
          <table:table-cell table:style-name="ce5" office:value-type="float" office:value="2" calcext:value-type="float">
            <text:p>2</text:p>
          </table:table-cell>
          <table:table-cell/>
          <table:table-cell table:formula="of:=CONCATENATE(&quot;insert into basico_raca values ('&quot;;[.A10];&quot;','&quot;;[.B10];&quot;', '&quot;;[.B10];&quot;', '', '&quot;;[.C10];&quot;','S');&quot;)" office:value-type="string" office:string-value="insert into basico_raca values ('SIB ','Siberian', 'Siberian', '', '2','S');" calcext:value-type="string">
            <text:p>insert into basico_raca values ('SIB ','Siberian', 'Siberian', '', '2','S');</text:p>
          </table:table-cell>
        </table:table-row>
        <table:table-row table:style-name="ro1">
          <table:table-cell table:style-name="ce2" office:value-type="string" calcext:value-type="string">
            <text:p>TUA </text:p>
          </table:table-cell>
          <table:table-cell table:style-name="ce2" office:value-type="string" calcext:value-type="string">
            <text:p>Turkish Angora</text:p>
          </table:table-cell>
          <table:table-cell table:style-name="ce5" office:value-type="float" office:value="2" calcext:value-type="float">
            <text:p>2</text:p>
          </table:table-cell>
          <table:table-cell/>
          <table:table-cell table:formula="of:=CONCATENATE(&quot;insert into basico_raca values ('&quot;;[.A11];&quot;','&quot;;[.B11];&quot;', '&quot;;[.B11];&quot;', '', '&quot;;[.C11];&quot;','S');&quot;)" office:value-type="string" office:string-value="insert into basico_raca values ('TUA ','Turkish Angora', 'Turkish Angora', '', '2','S');" calcext:value-type="string">
            <text:p>insert into basico_raca values ('TUA ','Turkish Angora', 'Turkish Angora', '', '2','S');</text:p>
          </table:table-cell>
        </table:table-row>
        <table:table-row table:style-name="ro1">
          <table:table-cell table:style-name="ce2" office:value-type="string" calcext:value-type="string">
            <text:p>TUV </text:p>
          </table:table-cell>
          <table:table-cell table:style-name="ce2" office:value-type="string" calcext:value-type="string">
            <text:p>Turkish Van</text:p>
          </table:table-cell>
          <table:table-cell table:style-name="ce5" office:value-type="float" office:value="2" calcext:value-type="float">
            <text:p>2</text:p>
          </table:table-cell>
          <table:table-cell/>
          <table:table-cell table:formula="of:=CONCATENATE(&quot;insert into basico_raca values ('&quot;;[.A12];&quot;','&quot;;[.B12];&quot;', '&quot;;[.B12];&quot;', '', '&quot;;[.C12];&quot;','S');&quot;)" office:value-type="string" office:string-value="insert into basico_raca values ('TUV ','Turkish Van', 'Turkish Van', '', '2','S');" calcext:value-type="string">
            <text:p>insert into basico_raca values ('TUV ','Turkish Van', 'Turkish Van', '', '2','S');</text:p>
          </table:table-cell>
        </table:table-row>
        <table:table-row table:style-name="ro1">
          <table:table-cell table:style-name="ce2" office:value-type="string" calcext:value-type="string">
            <text:p>ABY </text:p>
          </table:table-cell>
          <table:table-cell office:value-type="string" calcext:value-type="string">
            <text:p>Abyssinian</text:p>
          </table:table-cell>
          <table:table-cell office:value-type="float" office:value="3" calcext:value-type="float">
            <text:p>3</text:p>
          </table:table-cell>
          <table:table-cell/>
          <table:table-cell table:formula="of:=CONCATENATE(&quot;insert into basico_raca values ('&quot;;[.A13];&quot;','&quot;;[.B13];&quot;', '&quot;;[.B13];&quot;', '', '&quot;;[.C13];&quot;','S');&quot;)" office:value-type="string" office:string-value="insert into basico_raca values ('ABY ','Abyssinian', 'Abyssinian', '', '3','S');" calcext:value-type="string">
            <text:p>insert into basico_raca values ('ABY ','Abyssinian', 'Abyssinian', '', '3','S');</text:p>
          </table:table-cell>
        </table:table-row>
        <table:table-row table:style-name="ro1">
          <table:table-cell office:value-type="string" calcext:value-type="string">
            <text:p>BEN </text:p>
          </table:table-cell>
          <table:table-cell office:value-type="string" calcext:value-type="string">
            <text:p>Bengal</text:p>
          </table:table-cell>
          <table:table-cell office:value-type="float" office:value="3" calcext:value-type="float">
            <text:p>3</text:p>
          </table:table-cell>
          <table:table-cell/>
          <table:table-cell table:formula="of:=CONCATENATE(&quot;insert into basico_raca values ('&quot;;[.A14];&quot;','&quot;;[.B14];&quot;', '&quot;;[.B14];&quot;', '', '&quot;;[.C14];&quot;','S');&quot;)" office:value-type="string" office:string-value="insert into basico_raca values ('BEN ','Bengal', 'Bengal', '', '3','S');" calcext:value-type="string">
            <text:p>insert into basico_raca values ('BEN ','Bengal', 'Bengal', '', '3','S');</text:p>
          </table:table-cell>
        </table:table-row>
        <table:table-row table:style-name="ro1">
          <table:table-cell office:value-type="string" calcext:value-type="string">
            <text:p>BML </text:p>
          </table:table-cell>
          <table:table-cell office:value-type="string" calcext:value-type="string">
            <text:p>Burmilla</text:p>
          </table:table-cell>
          <table:table-cell office:value-type="float" office:value="3" calcext:value-type="float">
            <text:p>3</text:p>
          </table:table-cell>
          <table:table-cell/>
          <table:table-cell table:formula="of:=CONCATENATE(&quot;insert into basico_raca values ('&quot;;[.A15];&quot;','&quot;;[.B15];&quot;', '&quot;;[.B15];&quot;', '', '&quot;;[.C15];&quot;','S');&quot;)" office:value-type="string" office:string-value="insert into basico_raca values ('BML ','Burmilla', 'Burmilla', '', '3','S');" calcext:value-type="string">
            <text:p>insert into basico_raca values ('BML ','Burmilla', 'Burmilla', '', '3','S');</text:p>
          </table:table-cell>
        </table:table-row>
        <table:table-row table:style-name="ro1">
          <table:table-cell office:value-type="string" calcext:value-type="string">
            <text:p>BRI </text:p>
          </table:table-cell>
          <table:table-cell office:value-type="string" calcext:value-type="string">
            <text:p>Bristish</text:p>
          </table:table-cell>
          <table:table-cell office:value-type="float" office:value="3" calcext:value-type="float">
            <text:p>3</text:p>
          </table:table-cell>
          <table:table-cell/>
          <table:table-cell table:formula="of:=CONCATENATE(&quot;insert into basico_raca values ('&quot;;[.A16];&quot;','&quot;;[.B16];&quot;', '&quot;;[.B16];&quot;', '', '&quot;;[.C16];&quot;','S');&quot;)" office:value-type="string" office:string-value="insert into basico_raca values ('BRI ','Bristish', 'Bristish', '', '3','S');" calcext:value-type="string">
            <text:p>insert into basico_raca values ('BRI ','Bristish', 'Bristish', '', '3','S');</text:p>
          </table:table-cell>
        </table:table-row>
        <table:table-row table:style-name="ro1">
          <table:table-cell office:value-type="string" calcext:value-type="string">
            <text:p>BUR </text:p>
          </table:table-cell>
          <table:table-cell office:value-type="string" calcext:value-type="string">
            <text:p>Burmese</text:p>
          </table:table-cell>
          <table:table-cell office:value-type="float" office:value="3" calcext:value-type="float">
            <text:p>3</text:p>
          </table:table-cell>
          <table:table-cell/>
          <table:table-cell table:formula="of:=CONCATENATE(&quot;insert into basico_raca values ('&quot;;[.A17];&quot;','&quot;;[.B17];&quot;', '&quot;;[.B17];&quot;', '', '&quot;;[.C17];&quot;','S');&quot;)" office:value-type="string" office:string-value="insert into basico_raca values ('BUR ','Burmese', 'Burmese', '', '3','S');" calcext:value-type="string">
            <text:p>insert into basico_raca values ('BUR ','Burmese', 'Burmese', '', '3','S');</text:p>
          </table:table-cell>
        </table:table-row>
        <table:table-row table:style-name="ro1">
          <table:table-cell office:value-type="string" calcext:value-type="string">
            <text:p>CHA </text:p>
          </table:table-cell>
          <table:table-cell office:value-type="string" calcext:value-type="string">
            <text:p>Chartreux</text:p>
          </table:table-cell>
          <table:table-cell office:value-type="float" office:value="3" calcext:value-type="float">
            <text:p>3</text:p>
          </table:table-cell>
          <table:table-cell/>
          <table:table-cell table:formula="of:=CONCATENATE(&quot;insert into basico_raca values ('&quot;;[.A18];&quot;','&quot;;[.B18];&quot;', '&quot;;[.B18];&quot;', '', '&quot;;[.C18];&quot;','S');&quot;)" office:value-type="string" office:string-value="insert into basico_raca values ('CHA ','Chartreux', 'Chartreux', '', '3','S');" calcext:value-type="string">
            <text:p>insert into basico_raca values ('CHA ','Chartreux', 'Chartreux', '', '3','S');</text:p>
          </table:table-cell>
        </table:table-row>
        <table:table-row table:style-name="ro1">
          <table:table-cell office:value-type="string" calcext:value-type="string">
            <text:p>CRX </text:p>
          </table:table-cell>
          <table:table-cell office:value-type="string" calcext:value-type="string">
            <text:p>Cornish Rex</text:p>
          </table:table-cell>
          <table:table-cell office:value-type="float" office:value="3" calcext:value-type="float">
            <text:p>3</text:p>
          </table:table-cell>
          <table:table-cell/>
          <table:table-cell table:formula="of:=CONCATENATE(&quot;insert into basico_raca values ('&quot;;[.A19];&quot;','&quot;;[.B19];&quot;', '&quot;;[.B19];&quot;', '', '&quot;;[.C19];&quot;','S');&quot;)" office:value-type="string" office:string-value="insert into basico_raca values ('CRX ','Cornish Rex', 'Cornish Rex', '', '3','S');" calcext:value-type="string">
            <text:p>insert into basico_raca values ('CRX ','Cornish Rex', 'Cornish Rex', '', '3','S');</text:p>
          </table:table-cell>
        </table:table-row>
        <table:table-row table:style-name="ro1">
          <table:table-cell office:value-type="string" calcext:value-type="string">
            <text:p>CYM </text:p>
          </table:table-cell>
          <table:table-cell office:value-type="string" calcext:value-type="string">
            <text:p>Cymric</text:p>
          </table:table-cell>
          <table:table-cell office:value-type="float" office:value="3" calcext:value-type="float">
            <text:p>3</text:p>
          </table:table-cell>
          <table:table-cell/>
          <table:table-cell table:formula="of:=CONCATENATE(&quot;insert into basico_raca values ('&quot;;[.A20];&quot;','&quot;;[.B20];&quot;', '&quot;;[.B20];&quot;', '', '&quot;;[.C20];&quot;','S');&quot;)" office:value-type="string" office:string-value="insert into basico_raca values ('CYM ','Cymric', 'Cymric', '', '3','S');" calcext:value-type="string">
            <text:p>insert into basico_raca values ('CYM ','Cymric', 'Cymric', '', '3','S');</text:p>
          </table:table-cell>
        </table:table-row>
        <table:table-row table:style-name="ro1">
          <table:table-cell office:value-type="string" calcext:value-type="string">
            <text:p>DRX </text:p>
          </table:table-cell>
          <table:table-cell office:value-type="string" calcext:value-type="string">
            <text:p>Devon Rex</text:p>
          </table:table-cell>
          <table:table-cell office:value-type="float" office:value="3" calcext:value-type="float">
            <text:p>3</text:p>
          </table:table-cell>
          <table:table-cell/>
          <table:table-cell table:formula="of:=CONCATENATE(&quot;insert into basico_raca values ('&quot;;[.A21];&quot;','&quot;;[.B21];&quot;', '&quot;;[.B21];&quot;', '', '&quot;;[.C21];&quot;','S');&quot;)" office:value-type="string" office:string-value="insert into basico_raca values ('DRX ','Devon Rex', 'Devon Rex', '', '3','S');" calcext:value-type="string">
            <text:p>insert into basico_raca values ('DRX ','Devon Rex', 'Devon Rex', '', '3','S');</text:p>
          </table:table-cell>
        </table:table-row>
        <table:table-row table:style-name="ro1">
          <table:table-cell office:value-type="string" calcext:value-type="string">
            <text:p>EUR </text:p>
          </table:table-cell>
          <table:table-cell office:value-type="string" calcext:value-type="string">
            <text:p>Europeu</text:p>
          </table:table-cell>
          <table:table-cell office:value-type="float" office:value="3" calcext:value-type="float">
            <text:p>3</text:p>
          </table:table-cell>
          <table:table-cell/>
          <table:table-cell table:formula="of:=CONCATENATE(&quot;insert into basico_raca values ('&quot;;[.A22];&quot;','&quot;;[.B22];&quot;', '&quot;;[.B22];&quot;', '', '&quot;;[.C22];&quot;','S');&quot;)" office:value-type="string" office:string-value="insert into basico_raca values ('EUR ','Europeu', 'Europeu', '', '3','S');" calcext:value-type="string">
            <text:p>insert into basico_raca values ('EUR ','Europeu', 'Europeu', '', '3','S');</text:p>
          </table:table-cell>
        </table:table-row>
        <table:table-row table:style-name="ro1">
          <table:table-cell office:value-type="string" calcext:value-type="string">
            <text:p>GRX </text:p>
          </table:table-cell>
          <table:table-cell office:value-type="string" calcext:value-type="string">
            <text:p>German Rex</text:p>
          </table:table-cell>
          <table:table-cell office:value-type="float" office:value="3" calcext:value-type="float">
            <text:p>3</text:p>
          </table:table-cell>
          <table:table-cell/>
          <table:table-cell table:formula="of:=CONCATENATE(&quot;insert into basico_raca values ('&quot;;[.A23];&quot;','&quot;;[.B23];&quot;', '&quot;;[.B23];&quot;', '', '&quot;;[.C23];&quot;','S');&quot;)" office:value-type="string" office:string-value="insert into basico_raca values ('GRX ','German Rex', 'German Rex', '', '3','S');" calcext:value-type="string">
            <text:p>insert into basico_raca values ('GRX ','German Rex', 'German Rex', '', '3','S');</text:p>
          </table:table-cell>
        </table:table-row>
        <table:table-row table:style-name="ro1">
          <table:table-cell office:value-type="string" calcext:value-type="string">
            <text:p>JBT </text:p>
          </table:table-cell>
          <table:table-cell office:value-type="string" calcext:value-type="string">
            <text:p>Japanese Bobtail</text:p>
          </table:table-cell>
          <table:table-cell office:value-type="float" office:value="3" calcext:value-type="float">
            <text:p>3</text:p>
          </table:table-cell>
          <table:table-cell/>
          <table:table-cell table:formula="of:=CONCATENATE(&quot;insert into basico_raca values ('&quot;;[.A24];&quot;','&quot;;[.B24];&quot;', '&quot;;[.B24];&quot;', '', '&quot;;[.C24];&quot;','S');&quot;)" office:value-type="string" office:string-value="insert into basico_raca values ('JBT ','Japanese Bobtail', 'Japanese Bobtail', '', '3','S');" calcext:value-type="string">
            <text:p>insert into basico_raca values ('JBT ','Japanese Bobtail', 'Japanese Bobtail', '', '3','S');</text:p>
          </table:table-cell>
        </table:table-row>
        <table:table-row table:style-name="ro1">
          <table:table-cell office:value-type="string" calcext:value-type="string">
            <text:p>KBL </text:p>
          </table:table-cell>
          <table:table-cell office:value-type="string" calcext:value-type="string">
            <text:p>Kurilean Bobtail Pelo Longo</text:p>
          </table:table-cell>
          <table:table-cell office:value-type="float" office:value="3" calcext:value-type="float">
            <text:p>3</text:p>
          </table:table-cell>
          <table:table-cell/>
          <table:table-cell table:formula="of:=CONCATENATE(&quot;insert into basico_raca values ('&quot;;[.A25];&quot;','&quot;;[.B25];&quot;', '&quot;;[.B25];&quot;', '', '&quot;;[.C25];&quot;','S');&quot;)" office:value-type="string" office:string-value="insert into basico_raca values ('KBL ','Kurilean Bobtail Pelo Longo', 'Kurilean Bobtail Pelo Longo', '', '3','S');" calcext:value-type="string">
            <text:p>insert into basico_raca values ('KBL ','Kurilean Bobtail Pelo Longo', 'Kurilean Bobtail Pelo Longo', '', '3','S');</text:p>
          </table:table-cell>
        </table:table-row>
        <table:table-row table:style-name="ro1">
          <table:table-cell office:value-type="string" calcext:value-type="string">
            <text:p>KBS </text:p>
          </table:table-cell>
          <table:table-cell office:value-type="string" calcext:value-type="string">
            <text:p>Kurilean Bobtail Pelo Curto</text:p>
          </table:table-cell>
          <table:table-cell office:value-type="float" office:value="3" calcext:value-type="float">
            <text:p>3</text:p>
          </table:table-cell>
          <table:table-cell/>
          <table:table-cell table:formula="of:=CONCATENATE(&quot;insert into basico_raca values ('&quot;;[.A26];&quot;','&quot;;[.B26];&quot;', '&quot;;[.B26];&quot;', '', '&quot;;[.C26];&quot;','S');&quot;)" office:value-type="string" office:string-value="insert into basico_raca values ('KBS ','Kurilean Bobtail Pelo Curto', 'Kurilean Bobtail Pelo Curto', '', '3','S');" calcext:value-type="string">
            <text:p>insert into basico_raca values ('KBS ','Kurilean Bobtail Pelo Curto', 'Kurilean Bobtail Pelo Curto', '', '3','S');</text:p>
          </table:table-cell>
        </table:table-row>
        <table:table-row table:style-name="ro1">
          <table:table-cell office:value-type="string" calcext:value-type="string">
            <text:p>KOR </text:p>
          </table:table-cell>
          <table:table-cell office:value-type="string" calcext:value-type="string">
            <text:p>Korat</text:p>
          </table:table-cell>
          <table:table-cell office:value-type="float" office:value="3" calcext:value-type="float">
            <text:p>3</text:p>
          </table:table-cell>
          <table:table-cell/>
          <table:table-cell table:formula="of:=CONCATENATE(&quot;insert into basico_raca values ('&quot;;[.A27];&quot;','&quot;;[.B27];&quot;', '&quot;;[.B27];&quot;', '', '&quot;;[.C27];&quot;','S');&quot;)" office:value-type="string" office:string-value="insert into basico_raca values ('KOR ','Korat', 'Korat', '', '3','S');" calcext:value-type="string">
            <text:p>insert into basico_raca values ('KOR ','Korat', 'Korat', '', '3','S');</text:p>
          </table:table-cell>
        </table:table-row>
        <table:table-row table:style-name="ro1">
          <table:table-cell office:value-type="string" calcext:value-type="string">
            <text:p>MAN </text:p>
          </table:table-cell>
          <table:table-cell office:value-type="string" calcext:value-type="string">
            <text:p>Manx</text:p>
          </table:table-cell>
          <table:table-cell office:value-type="float" office:value="3" calcext:value-type="float">
            <text:p>3</text:p>
          </table:table-cell>
          <table:table-cell/>
          <table:table-cell table:formula="of:=CONCATENATE(&quot;insert into basico_raca values ('&quot;;[.A28];&quot;','&quot;;[.B28];&quot;', '&quot;;[.B28];&quot;', '', '&quot;;[.C28];&quot;','S');&quot;)" office:value-type="string" office:string-value="insert into basico_raca values ('MAN ','Manx', 'Manx', '', '3','S');" calcext:value-type="string">
            <text:p>insert into basico_raca values ('MAN ','Manx', 'Manx', '', '3','S');</text:p>
          </table:table-cell>
        </table:table-row>
        <table:table-row table:style-name="ro1">
          <table:table-cell office:value-type="string" calcext:value-type="string">
            <text:p>MAU </text:p>
          </table:table-cell>
          <table:table-cell office:value-type="string" calcext:value-type="string">
            <text:p>Egyptian Mau</text:p>
          </table:table-cell>
          <table:table-cell office:value-type="float" office:value="3" calcext:value-type="float">
            <text:p>3</text:p>
          </table:table-cell>
          <table:table-cell/>
          <table:table-cell table:formula="of:=CONCATENATE(&quot;insert into basico_raca values ('&quot;;[.A29];&quot;','&quot;;[.B29];&quot;', '&quot;;[.B29];&quot;', '', '&quot;;[.C29];&quot;','S');&quot;)" office:value-type="string" office:string-value="insert into basico_raca values ('MAU ','Egyptian Mau', 'Egyptian Mau', '', '3','S');" calcext:value-type="string">
            <text:p>insert into basico_raca values ('MAU ','Egyptian Mau', 'Egyptian Mau', '', '3','S');</text:p>
          </table:table-cell>
        </table:table-row>
        <table:table-row table:style-name="ro1">
          <table:table-cell office:value-type="string" calcext:value-type="string">
            <text:p>OCI </text:p>
          </table:table-cell>
          <table:table-cell office:value-type="string" calcext:value-type="string">
            <text:p>Ocicat</text:p>
          </table:table-cell>
          <table:table-cell office:value-type="float" office:value="3" calcext:value-type="float">
            <text:p>3</text:p>
          </table:table-cell>
          <table:table-cell/>
          <table:table-cell table:formula="of:=CONCATENATE(&quot;insert into basico_raca values ('&quot;;[.A30];&quot;','&quot;;[.B30];&quot;', '&quot;;[.B30];&quot;', '', '&quot;;[.C30];&quot;','S');&quot;)" office:value-type="string" office:string-value="insert into basico_raca values ('OCI ','Ocicat', 'Ocicat', '', '3','S');" calcext:value-type="string">
            <text:p>insert into basico_raca values ('OCI ','Ocicat', 'Ocicat', '', '3','S');</text:p>
          </table:table-cell>
        </table:table-row>
        <table:table-row table:style-name="ro1">
          <table:table-cell office:value-type="string" calcext:value-type="string">
            <text:p>RUS </text:p>
          </table:table-cell>
          <table:table-cell office:value-type="string" calcext:value-type="string">
            <text:p>Russian</text:p>
          </table:table-cell>
          <table:table-cell office:value-type="float" office:value="3" calcext:value-type="float">
            <text:p>3</text:p>
          </table:table-cell>
          <table:table-cell/>
          <table:table-cell table:formula="of:=CONCATENATE(&quot;insert into basico_raca values ('&quot;;[.A31];&quot;','&quot;;[.B31];&quot;', '&quot;;[.B31];&quot;', '', '&quot;;[.C31];&quot;','S');&quot;)" office:value-type="string" office:string-value="insert into basico_raca values ('RUS ','Russian', 'Russian', '', '3','S');" calcext:value-type="string">
            <text:p>insert into basico_raca values ('RUS ','Russian', 'Russian', '', '3','S');</text:p>
          </table:table-cell>
        </table:table-row>
        <table:table-row table:style-name="ro1">
          <table:table-cell office:value-type="string" calcext:value-type="string">
            <text:p>SNO </text:p>
          </table:table-cell>
          <table:table-cell office:value-type="string" calcext:value-type="string">
            <text:p>Snowshoe</text:p>
          </table:table-cell>
          <table:table-cell office:value-type="float" office:value="3" calcext:value-type="float">
            <text:p>3</text:p>
          </table:table-cell>
          <table:table-cell/>
          <table:table-cell table:formula="of:=CONCATENATE(&quot;insert into basico_raca values ('&quot;;[.A32];&quot;','&quot;;[.B32];&quot;', '&quot;;[.B32];&quot;', '', '&quot;;[.C32];&quot;','S');&quot;)" office:value-type="string" office:string-value="insert into basico_raca values ('SNO ','Snowshoe', 'Snowshoe', '', '3','S');" calcext:value-type="string">
            <text:p>insert into basico_raca values ('SNO ','Snowshoe', 'Snowshoe', '', '3','S');</text:p>
          </table:table-cell>
        </table:table-row>
        <table:table-row table:style-name="ro1">
          <table:table-cell office:value-type="string" calcext:value-type="string">
            <text:p>SOK </text:p>
          </table:table-cell>
          <table:table-cell office:value-type="string" calcext:value-type="string">
            <text:p>Sokoke</text:p>
          </table:table-cell>
          <table:table-cell office:value-type="float" office:value="3" calcext:value-type="float">
            <text:p>3</text:p>
          </table:table-cell>
          <table:table-cell/>
          <table:table-cell table:formula="of:=CONCATENATE(&quot;insert into basico_raca values ('&quot;;[.A33];&quot;','&quot;;[.B33];&quot;', '&quot;;[.B33];&quot;', '', '&quot;;[.C33];&quot;','S');&quot;)" office:value-type="string" office:string-value="insert into basico_raca values ('SOK ','Sokoke', 'Sokoke', '', '3','S');" calcext:value-type="string">
            <text:p>insert into basico_raca values ('SOK ','Sokoke', 'Sokoke', '', '3','S');</text:p>
          </table:table-cell>
        </table:table-row>
        <table:table-row table:style-name="ro1">
          <table:table-cell office:value-type="string" calcext:value-type="string">
            <text:p>SOM </text:p>
          </table:table-cell>
          <table:table-cell office:value-type="string" calcext:value-type="string">
            <text:p>Somali</text:p>
          </table:table-cell>
          <table:table-cell office:value-type="float" office:value="3" calcext:value-type="float">
            <text:p>3</text:p>
          </table:table-cell>
          <table:table-cell/>
          <table:table-cell table:formula="of:=CONCATENATE(&quot;insert into basico_raca values ('&quot;;[.A34];&quot;','&quot;;[.B34];&quot;', '&quot;;[.B34];&quot;', '', '&quot;;[.C34];&quot;','S');&quot;)" office:value-type="string" office:string-value="insert into basico_raca values ('SOM ','Somali', 'Somali', '', '3','S');" calcext:value-type="string">
            <text:p>insert into basico_raca values ('SOM ','Somali', 'Somali', '', '3','S');</text:p>
          </table:table-cell>
        </table:table-row>
        <table:table-row table:style-name="ro1">
          <table:table-cell office:value-type="string" calcext:value-type="string">
            <text:p>SPH </text:p>
          </table:table-cell>
          <table:table-cell office:value-type="string" calcext:value-type="string">
            <text:p>Sphynx</text:p>
          </table:table-cell>
          <table:table-cell office:value-type="float" office:value="3" calcext:value-type="float">
            <text:p>3</text:p>
          </table:table-cell>
          <table:table-cell/>
          <table:table-cell table:formula="of:=CONCATENATE(&quot;insert into basico_raca values ('&quot;;[.A35];&quot;','&quot;;[.B35];&quot;', '&quot;;[.B35];&quot;', '', '&quot;;[.C35];&quot;','S');&quot;)" office:value-type="string" office:string-value="insert into basico_raca values ('SPH ','Sphynx', 'Sphynx', '', '3','S');" calcext:value-type="string">
            <text:p>insert into basico_raca values ('SPH ','Sphynx', 'Sphynx', '', '3','S');</text:p>
          </table:table-cell>
        </table:table-row>
        <table:table-row table:style-name="ro1">
          <table:table-cell office:value-type="string" calcext:value-type="string">
            <text:p>BAL </text:p>
          </table:table-cell>
          <table:table-cell office:value-type="string" calcext:value-type="string">
            <text:p>Balinese</text:p>
          </table:table-cell>
          <table:table-cell office:value-type="float" office:value="4" calcext:value-type="float">
            <text:p>4</text:p>
          </table:table-cell>
          <table:table-cell/>
          <table:table-cell table:formula="of:=CONCATENATE(&quot;insert into basico_raca values ('&quot;;[.A36];&quot;','&quot;;[.B36];&quot;', '&quot;;[.B36];&quot;', '', '&quot;;[.C36];&quot;','S');&quot;)" office:value-type="string" office:string-value="insert into basico_raca values ('BAL ','Balinese', 'Balinese', '', '4','S');" calcext:value-type="string">
            <text:p>insert into basico_raca values ('BAL ','Balinese', 'Balinese', '', '4','S');</text:p>
          </table:table-cell>
        </table:table-row>
        <table:table-row table:style-name="ro1">
          <table:table-cell office:value-type="string" calcext:value-type="string">
            <text:p>OLH </text:p>
          </table:table-cell>
          <table:table-cell office:value-type="string" calcext:value-type="string">
            <text:p>Oriental Pelo Longo</text:p>
          </table:table-cell>
          <table:table-cell office:value-type="float" office:value="4" calcext:value-type="float">
            <text:p>4</text:p>
          </table:table-cell>
          <table:table-cell/>
          <table:table-cell table:formula="of:=CONCATENATE(&quot;insert into basico_raca values ('&quot;;[.A37];&quot;','&quot;;[.B37];&quot;', '&quot;;[.B37];&quot;', '', '&quot;;[.C37];&quot;','S');&quot;)" office:value-type="string" office:string-value="insert into basico_raca values ('OLH ','Oriental Pelo Longo', 'Oriental Pelo Longo', '', '4','S');" calcext:value-type="string">
            <text:p>insert into basico_raca values ('OLH ','Oriental Pelo Longo', 'Oriental Pelo Longo', '', '4','S');</text:p>
          </table:table-cell>
        </table:table-row>
        <table:table-row table:style-name="ro1">
          <table:table-cell office:value-type="string" calcext:value-type="string">
            <text:p>OSH </text:p>
          </table:table-cell>
          <table:table-cell office:value-type="string" calcext:value-type="string">
            <text:p>Oriental Pelo Curto</text:p>
          </table:table-cell>
          <table:table-cell office:value-type="float" office:value="4" calcext:value-type="float">
            <text:p>4</text:p>
          </table:table-cell>
          <table:table-cell/>
          <table:table-cell table:formula="of:=CONCATENATE(&quot;insert into basico_raca values ('&quot;;[.A38];&quot;','&quot;;[.B38];&quot;', '&quot;;[.B38];&quot;', '', '&quot;;[.C38];&quot;','S');&quot;)" office:value-type="string" office:string-value="insert into basico_raca values ('OSH ','Oriental Pelo Curto', 'Oriental Pelo Curto', '', '4','S');" calcext:value-type="string">
            <text:p>insert into basico_raca values ('OSH ','Oriental Pelo Curto', 'Oriental Pelo Curto', '', '4','S');</text:p>
          </table:table-cell>
        </table:table-row>
        <table:table-row table:style-name="ro1">
          <table:table-cell office:value-type="string" calcext:value-type="string">
            <text:p>SIA </text:p>
          </table:table-cell>
          <table:table-cell office:value-type="string" calcext:value-type="string">
            <text:p>Siamese</text:p>
          </table:table-cell>
          <table:table-cell office:value-type="float" office:value="4" calcext:value-type="float">
            <text:p>4</text:p>
          </table:table-cell>
          <table:table-cell/>
          <table:table-cell table:formula="of:=CONCATENATE(&quot;insert into basico_raca values ('&quot;;[.A39];&quot;','&quot;;[.B39];&quot;', '&quot;;[.B39];&quot;', '', '&quot;;[.C39];&quot;','S');&quot;)" office:value-type="string" office:string-value="insert into basico_raca values ('SIA ','Siamese', 'Siamese', '', '4','S');" calcext:value-type="string">
            <text:p>insert into basico_raca values ('SIA ','Siamese', 'Siamese', '', '4','S');</text:p>
          </table:table-cell>
        </table:table-row>
        <table:table-row table:style-name="ro1">
          <table:table-cell office:value-type="string" calcext:value-type="string">
            <text:p>SYL </text:p>
          </table:table-cell>
          <table:table-cell office:value-type="string" calcext:value-type="string">
            <text:p>Seychellois Pelo Longo</text:p>
          </table:table-cell>
          <table:table-cell office:value-type="float" office:value="4" calcext:value-type="float">
            <text:p>4</text:p>
          </table:table-cell>
          <table:table-cell/>
          <table:table-cell table:formula="of:=CONCATENATE(&quot;insert into basico_raca values ('&quot;;[.A40];&quot;','&quot;;[.B40];&quot;', '&quot;;[.B40];&quot;', '', '&quot;;[.C40];&quot;','S');&quot;)" office:value-type="string" office:string-value="insert into basico_raca values ('SYL ','Seychellois Pelo Longo', 'Seychellois Pelo Longo', '', '4','S');" calcext:value-type="string">
            <text:p>insert into basico_raca values ('SYL ','Seychellois Pelo Longo', 'Seychellois Pelo Longo', '', '4','S');</text:p>
          </table:table-cell>
        </table:table-row>
        <table:table-row table:style-name="ro1">
          <table:table-cell office:value-type="string" calcext:value-type="string">
            <text:p>SYS </text:p>
          </table:table-cell>
          <table:table-cell office:value-type="string" calcext:value-type="string">
            <text:p>Seychellois Pelo Curto</text:p>
          </table:table-cell>
          <table:table-cell office:value-type="float" office:value="4" calcext:value-type="float">
            <text:p>4</text:p>
          </table:table-cell>
          <table:table-cell/>
          <table:table-cell table:formula="of:=CONCATENATE(&quot;insert into basico_raca values ('&quot;;[.A41];&quot;','&quot;;[.B41];&quot;', '&quot;;[.B41];&quot;', '', '&quot;;[.C41];&quot;','S');&quot;)" office:value-type="string" office:string-value="insert into basico_raca values ('SYS ','Seychellois Pelo Curto', 'Seychellois Pelo Curto', '', '4','S');" calcext:value-type="string">
            <text:p>insert into basico_raca values ('SYS ','Seychellois Pelo Curto', 'Seychellois Pelo Curto', '', '4','S');</text:p>
          </table:table-cell>
        </table:table-row>
        <table:table-row table:style-name="ro1" table:number-rows-repeated="2">
          <table:table-cell table:style-name="ce4" table:number-columns-repeated="2"/>
          <table:table-cell table:style-name="Default"/>
          <table:table-cell table:number-columns-repeated="2"/>
        </table:table-row>
        <table:table-row table:style-name="ro1">
          <table:table-cell table:style-name="ce4" table:number-columns-repeated="2"/>
          <table:table-cell table:style-name="Default"/>
          <table:table-cell table:number-columns-repeated="2"/>
        </table:table-row>
      </table:table>
      <table:table table:name="Cores" table:style-name="ta1">
        <table:table-column table:style-name="co1" table:default-cell-style-name="ce8"/>
        <table:table-column table:style-name="co3" table:default-cell-style-name="ce10"/>
        <table:table-column table:style-name="co1" table:number-columns-repeated="4" table:default-cell-style-name="Default"/>
        <table:table-row table:style-name="ro1">
          <table:table-cell table:style-name="Default" table:number-columns-repeated="2"/>
          <table:table-cell table:number-columns-repeated="4"/>
        </table:table-row>
        <table:table-row table:style-name="ro1">
          <table:table-cell table:style-name="ce7" office:value-type="string" calcext:value-type="string">
            <text:p>Cores Reconhecidas</text:p>
          </table:table-cell>
          <table:table-cell table:style-name="ce7"/>
          <table:table-cell table:number-columns-repeated="4"/>
        </table:table-row>
        <table:table-row table:style-name="ro1">
          <table:table-cell table:style-name="Default" table:number-columns-repeated="2"/>
          <table:table-cell table:number-columns-repeated="4"/>
        </table:table-row>
        <table:table-row table:style-name="ro1">
          <table:table-cell table:style-name="ce1" office:value-type="string" calcext:value-type="string">
            <text:p>EMS</text:p>
          </table:table-cell>
          <table:table-cell table:style-name="ce1" office:value-type="string" calcext:value-type="string">
            <text:p>No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Azul</text:p>
          </table:table-cell>
          <table:table-cell table:formula="of:=CONCATENATE(&quot;insert into basico_cor values ('&quot;;[.A5];&quot;', '&quot;;[.B5];&quot;', '');&quot;)" office:value-type="string" office:string-value="insert into basico_cor values ('a', 'Azul', '');" calcext:value-type="string">
            <text:p>insert into basico_cor values ('a', 'Azul', '');</text:p>
          </table:table-cell>
          <table:table-cell table:number-columns-repeated="2"/>
          <table:table-cell table:style-name="ce12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Chocolate</text:p>
          </table:table-cell>
          <table:table-cell table:formula="of:=CONCATENATE(&quot;insert into basico_cor values ('&quot;;[.A6];&quot;', '&quot;;[.B6];&quot;', '');&quot;)" office:value-type="string" office:string-value="insert into basico_cor values ('b', 'Chocolate', '');" calcext:value-type="string">
            <text:p>insert into basico_cor values ('b', 'Chocolate', '');</text:p>
          </table:table-cell>
          <table:table-cell table:number-columns-repeated="2"/>
          <table:table-cell table:style-name="ce12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ilac</text:p>
          </table:table-cell>
          <table:table-cell table:formula="of:=CONCATENATE(&quot;insert into basico_cor values ('&quot;;[.A7];&quot;', '&quot;;[.B7];&quot;', '');&quot;)" office:value-type="string" office:string-value="insert into basico_cor values ('c', 'Lilac', '');" calcext:value-type="string">
            <text:p>insert into basico_cor values ('c', 'Lilac', '');</text:p>
          </table:table-cell>
          <table:table-cell table:number-columns-repeated="2"/>
          <table:table-cell table:style-name="ce12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Vermelho</text:p>
          </table:table-cell>
          <table:table-cell table:formula="of:=CONCATENATE(&quot;insert into basico_cor values ('&quot;;[.A8];&quot;', '&quot;;[.B8];&quot;', '');&quot;)" office:value-type="string" office:string-value="insert into basico_cor values ('d', 'Vermelho', '');" calcext:value-type="string">
            <text:p>insert into basico_cor values ('d', 'Vermelho', '');</text:p>
          </table:table-cell>
          <table:table-cell table:number-columns-repeated="2"/>
          <table:table-cell table:style-name="ce12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Creme</text:p>
          </table:table-cell>
          <table:table-cell table:formula="of:=CONCATENATE(&quot;insert into basico_cor values ('&quot;;[.A9];&quot;', '&quot;;[.B9];&quot;', '');&quot;)" office:value-type="string" office:string-value="insert into basico_cor values ('e', 'Creme', '');" calcext:value-type="string">
            <text:p>insert into basico_cor values ('e', 'Creme', '');</text:p>
          </table:table-cell>
          <table:table-cell table:number-columns-repeated="2"/>
          <table:table-cell table:style-name="ce12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Tartaruga</text:p>
          </table:table-cell>
          <table:table-cell table:formula="of:=CONCATENATE(&quot;insert into basico_cor values ('&quot;;[.A10];&quot;', '&quot;;[.B10];&quot;', '');&quot;)" office:value-type="string" office:string-value="insert into basico_cor values ('f', 'Tartaruga', '');" calcext:value-type="string">
            <text:p>insert into basico_cor values ('f', 'Tartaruga', '');</text:p>
          </table:table-cell>
          <table:table-cell table:number-columns-repeated="2"/>
          <table:table-cell table:style-name="ce12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Tartaruga Azul</text:p>
          </table:table-cell>
          <table:table-cell table:formula="of:=CONCATENATE(&quot;insert into basico_cor values ('&quot;;[.A11];&quot;', '&quot;;[.B11];&quot;', '');&quot;)" office:value-type="string" office:string-value="insert into basico_cor values ('g', 'Tartaruga Azul', '');" calcext:value-type="string">
            <text:p>insert into basico_cor values ('g', 'Tartaruga Azul', '');</text:p>
          </table:table-cell>
          <table:table-cell table:style-name="ce12" table:number-columns-repeated="3"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Tartaruga Chocolate</text:p>
          </table:table-cell>
          <table:table-cell table:formula="of:=CONCATENATE(&quot;insert into basico_cor values ('&quot;;[.A12];&quot;', '&quot;;[.B12];&quot;', '');&quot;)" office:value-type="string" office:string-value="insert into basico_cor values ('h', 'Tartaruga Chocolate', '');" calcext:value-type="string">
            <text:p>insert into basico_cor values ('h', 'Tartaruga Chocolate', '');</text:p>
          </table:table-cell>
          <table:table-cell table:style-name="ce12" table:number-columns-repeated="3"/>
        </table:table-row>
        <table:table-row table:style-name="ro1">
          <table:table-cell office:value-type="string" calcext:value-type="string">
            <text:p>j</text:p>
          </table:table-cell>
          <table:table-cell office:value-type="string" calcext:value-type="string">
            <text:p>Tartaruga Lilac</text:p>
          </table:table-cell>
          <table:table-cell table:formula="of:=CONCATENATE(&quot;insert into basico_cor values ('&quot;;[.A13];&quot;', '&quot;;[.B13];&quot;', '');&quot;)" office:value-type="string" office:string-value="insert into basico_cor values ('j', 'Tartaruga Lilac', '');" calcext:value-type="string">
            <text:p>insert into basico_cor values ('j', 'Tartaruga Lilac', '');</text:p>
          </table:table-cell>
          <table:table-cell table:style-name="ce12" table:number-columns-repeated="3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Negro</text:p>
          </table:table-cell>
          <table:table-cell table:formula="of:=CONCATENATE(&quot;insert into basico_cor values ('&quot;;[.A14];&quot;', '&quot;;[.B14];&quot;', '');&quot;)" office:value-type="string" office:string-value="insert into basico_cor values ('n', 'Negro', '');" calcext:value-type="string">
            <text:p>insert into basico_cor values ('n', 'Negro', '');</text:p>
          </table:table-cell>
          <table:table-cell table:style-name="ce12" table:number-columns-repeated="3"/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Sorel-Cinnamon</text:p>
          </table:table-cell>
          <table:table-cell table:formula="of:=CONCATENATE(&quot;insert into basico_cor values ('&quot;;[.A15];&quot;', '&quot;;[.B15];&quot;', '');&quot;)" office:value-type="string" office:string-value="insert into basico_cor values ('o', 'Sorel-Cinnamon', '');" calcext:value-type="string">
            <text:p>insert into basico_cor values ('o', 'Sorel-Cinnamon', '');</text:p>
          </table:table-cell>
          <table:table-cell table:style-name="ce12" table:number-columns-repeated="3"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Fawn</text:p>
          </table:table-cell>
          <table:table-cell table:formula="of:=CONCATENATE(&quot;insert into basico_cor values ('&quot;;[.A16];&quot;', '&quot;;[.B16];&quot;', '');&quot;)" office:value-type="string" office:string-value="insert into basico_cor values ('p', 'Fawn', '');" calcext:value-type="string">
            <text:p>insert into basico_cor values ('p', 'Fawn', '');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</text:p>
          </table:table-cell>
          <table:table-cell office:value-type="string" calcext:value-type="string">
            <text:p>Tartaruga Sorel</text:p>
          </table:table-cell>
          <table:table-cell table:formula="of:=CONCATENATE(&quot;insert into basico_cor values ('&quot;;[.A17];&quot;', '&quot;;[.B17];&quot;', '');&quot;)" office:value-type="string" office:string-value="insert into basico_cor values ('q', 'Tartaruga Sorel', '');" calcext:value-type="string">
            <text:p>insert into basico_cor values ('q', 'Tartaruga Sorel', '');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Tartaruga Fawn</text:p>
          </table:table-cell>
          <table:table-cell table:formula="of:=CONCATENATE(&quot;insert into basico_cor values ('&quot;;[.A18];&quot;', '&quot;;[.B18];&quot;', '');&quot;)" office:value-type="string" office:string-value="insert into basico_cor values ('r', 'Tartaruga Fawn', '');" calcext:value-type="string">
            <text:p>insert into basico_cor values ('r', 'Tartaruga Fawn', '');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Silver (Fumado)</text:p>
          </table:table-cell>
          <table:table-cell table:formula="of:=CONCATENATE(&quot;insert into basico_cor values ('&quot;;[.A19];&quot;', '&quot;;[.B19];&quot;', '');&quot;)" office:value-type="string" office:string-value="insert into basico_cor values ('s', 'Silver (Fumado)', '');" calcext:value-type="string">
            <text:p>insert into basico_cor values ('s', 'Silver (Fumado)', '');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Branco</text:p>
          </table:table-cell>
          <table:table-cell table:formula="of:=CONCATENATE(&quot;insert into basico_cor values ('&quot;;[.A20];&quot;', '&quot;;[.B20];&quot;', '');&quot;)" office:value-type="string" office:string-value="insert into basico_cor values ('w', 'Branco', '');" calcext:value-type="string">
            <text:p>insert into basico_cor values ('w', 'Branco', '');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Golden</text:p>
          </table:table-cell>
          <table:table-cell table:formula="of:=CONCATENATE(&quot;insert into basico_cor values ('&quot;;[.A21];&quot;', '&quot;;[.B21];&quot;', '');&quot;)" office:value-type="string" office:string-value="insert into basico_cor values ('y', 'Golden', '');" calcext:value-type="string">
            <text:p>insert into basico_cor values ('y', 'Golden', '');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Cores Não Reconhecidas</text:p>
          </table:table-cell>
          <table:table-cell table:formula="of:=CONCATENATE(&quot;insert into basico_cor values ('&quot;;[.A22];&quot;', '&quot;;[.B22];&quot;', '');&quot;)" office:value-type="string" office:string-value="insert into basico_cor values ('x', 'Cores Não Reconhecidas', '');" calcext:value-type="string">
            <text:p>insert into basico_cor values ('x', 'Cores Não Reconhecidas', '');</text:p>
          </table:table-cell>
          <table:table-cell table:number-columns-repeated="3"/>
        </table:table-row>
        <table:table-row table:style-name="ro1" table:number-rows-repeated="2">
          <table:table-cell table:style-name="Default" table:number-columns-repeated="2"/>
          <table:table-cell table:number-columns-repeated="4"/>
        </table:table-row>
        <table:table-row table:style-name="ro1">
          <table:table-cell table:style-name="ce7" office:value-type="string" calcext:value-type="string">
            <text:p>A segunda parte do código EMS, que identifica a cor do gato, é sempre escrita em letra minúscula.</text:p>
          </table:table-cell>
          <table:table-cell table:style-name="ce7" table:number-columns-repeated="4"/>
          <table:table-cell/>
        </table:table-row>
        <table:table-row table:style-name="ro1">
          <table:table-cell table:style-name="ce9" office:value-type="string" calcext:value-type="string">
            <text:p>EMS</text:p>
          </table:table-cell>
          <table:table-cell table:style-name="ce11" office:value-type="string" calcext:value-type="string">
            <text:p>Nome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01</text:p>
          </table:table-cell>
          <table:table-cell table:style-name="ce6" office:value-type="string" calcext:value-type="string">
            <text:p>Van </text:p>
          </table:table-cell>
          <table:table-cell table:formula="of:=CONCATENATE(&quot;insert into basico_cor_complementar values ('&quot;;[.A27];&quot;', '&quot;;[.B27];&quot;', '');&quot;)" office:value-type="string" office:string-value="insert into basico_cor_complementar values ('01', 'Van ', '');" calcext:value-type="string">
            <text:p>insert into basico_cor_complementar values ('01', 'Van ', '');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02</text:p>
          </table:table-cell>
          <table:table-cell table:style-name="ce6" office:value-type="string" calcext:value-type="string">
            <text:p>Arlequim </text:p>
          </table:table-cell>
          <table:table-cell table:formula="of:=CONCATENATE(&quot;insert into basico_cor_complementar values ('&quot;;[.A28];&quot;', '&quot;;[.B28];&quot;', '');&quot;)" office:value-type="string" office:string-value="insert into basico_cor_complementar values ('02', 'Arlequim ', '');" calcext:value-type="string">
            <text:p>insert into basico_cor_complementar values ('02', 'Arlequim ', '');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03</text:p>
          </table:table-cell>
          <table:table-cell table:style-name="ce6" office:value-type="string" calcext:value-type="string">
            <text:p>Bicolor </text:p>
          </table:table-cell>
          <table:table-cell table:formula="of:=CONCATENATE(&quot;insert into basico_cor_complementar values ('&quot;;[.A29];&quot;', '&quot;;[.B29];&quot;', '');&quot;)" office:value-type="string" office:string-value="insert into basico_cor_complementar values ('03', 'Bicolor ', '');" calcext:value-type="string">
            <text:p>insert into basico_cor_complementar values ('03', 'Bicolor ', '');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04</text:p>
          </table:table-cell>
          <table:table-cell table:style-name="ce6" office:value-type="string" calcext:value-type="string">
            <text:p>Mitted </text:p>
          </table:table-cell>
          <table:table-cell table:formula="of:=CONCATENATE(&quot;insert into basico_cor_complementar values ('&quot;;[.A30];&quot;', '&quot;;[.B30];&quot;', '');&quot;)" office:value-type="string" office:string-value="insert into basico_cor_complementar values ('04', 'Mitted ', '');" calcext:value-type="string">
            <text:p>insert into basico_cor_complementar values ('04', 'Mitted ', '');</text:p>
          </table:table-cell>
          <table:table-cell table:number-columns-repeated="3"/>
        </table:table-row>
        <table:table-row table:style-name="ro1">
          <table:table-cell table:style-name="ce6" office:value-type="string" calcext:value-type="string">
            <text:p>05</text:p>
          </table:table-cell>
          <table:table-cell table:style-name="ce6" office:value-type="string" calcext:value-type="string">
            <text:p>SnowShoe </text:p>
          </table:table-cell>
          <table:table-cell table:formula="of:=CONCATENATE(&quot;insert into basico_cor_complementar values ('&quot;;[.A31];&quot;', '&quot;;[.B31];&quot;', '');&quot;)" office:value-type="string" office:string-value="insert into basico_cor_complementar values ('05', 'SnowShoe ', '');" calcext:value-type="string">
            <text:p>insert into basico_cor_complementar values ('05', 'SnowShoe ', '');</text:p>
          </table:table-cell>
          <table:table-cell table:number-columns-repeated="3"/>
        </table:table-row>
        <table:table-row table:style-name="ro1">
          <table:table-cell table:style-name="ce6" office:value-type="string" calcext:value-type="string">
            <text:p>09</text:p>
          </table:table-cell>
          <table:table-cell table:style-name="ce6" office:value-type="string" calcext:value-type="string">
            <text:p>Branco Indeterminado </text:p>
          </table:table-cell>
          <table:table-cell table:formula="of:=CONCATENATE(&quot;insert into basico_cor_complementar values ('&quot;;[.A32];&quot;', '&quot;;[.B32];&quot;', '');&quot;)" office:value-type="string" office:string-value="insert into basico_cor_complementar values ('09', 'Branco Indeterminado ', '');" calcext:value-type="string">
            <text:p>insert into basico_cor_complementar values ('09', 'Branco Indeterminado ', '');</text:p>
          </table:table-cell>
          <table:table-cell table:number-columns-repeated="3"/>
        </table:table-row>
        <table:table-row table:style-name="ro1">
          <table:table-cell table:style-name="ce6" office:value-type="float" office:value="11" calcext:value-type="float">
            <text:p>11</text:p>
          </table:table-cell>
          <table:table-cell table:style-name="ce6" office:value-type="string" calcext:value-type="string">
            <text:p>Shaded </text:p>
          </table:table-cell>
          <table:table-cell table:formula="of:=CONCATENATE(&quot;insert into basico_cor_complementar values ('&quot;;[.A33];&quot;', '&quot;;[.B33];&quot;', '');&quot;)" office:value-type="string" office:string-value="insert into basico_cor_complementar values ('11', 'Shaded ', '');" calcext:value-type="string">
            <text:p>insert into basico_cor_complementar values ('11', 'Shaded ', '');</text:p>
          </table:table-cell>
          <table:table-cell table:number-columns-repeated="3"/>
        </table:table-row>
        <table:table-row table:style-name="ro1"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Tipped ou Shell </text:p>
          </table:table-cell>
          <table:table-cell table:formula="of:=CONCATENATE(&quot;insert into basico_cor_complementar values ('&quot;;[.A34];&quot;', '&quot;;[.B34];&quot;', '');&quot;)" office:value-type="string" office:string-value="insert into basico_cor_complementar values ('12', 'Tipped ou Shell ', '');" calcext:value-type="string">
            <text:p>insert into basico_cor_complementar values ('12', 'Tipped ou Shell ', '');</text:p>
          </table:table-cell>
          <table:table-cell table:number-columns-repeated="3"/>
        </table:table-row>
        <table:table-row table:style-name="ro1">
          <table:table-cell table:style-name="ce6" office:value-type="float" office:value="21" calcext:value-type="float">
            <text:p>21</text:p>
          </table:table-cell>
          <table:table-cell table:style-name="ce6" office:value-type="string" calcext:value-type="string">
            <text:p>Agouti</text:p>
          </table:table-cell>
          <table:table-cell table:formula="of:=CONCATENATE(&quot;insert into basico_cor_complementar values ('&quot;;[.A35];&quot;', '&quot;;[.B35];&quot;', '');&quot;)" office:value-type="string" office:string-value="insert into basico_cor_complementar values ('21', 'Agouti', '');" calcext:value-type="string">
            <text:p>insert into basico_cor_complementar values ('21', 'Agouti', '');</text:p>
          </table:table-cell>
          <table:table-cell table:number-columns-repeated="3"/>
        </table:table-row>
        <table:table-row table:style-name="ro1">
          <table:table-cell table:style-name="ce6" office:value-type="float" office:value="22" calcext:value-type="float">
            <text:p>22</text:p>
          </table:table-cell>
          <table:table-cell table:style-name="ce6" office:value-type="string" calcext:value-type="string">
            <text:p>Tabby Blotched</text:p>
          </table:table-cell>
          <table:table-cell table:formula="of:=CONCATENATE(&quot;insert into basico_cor_complementar values ('&quot;;[.A36];&quot;', '&quot;;[.B36];&quot;', '');&quot;)" office:value-type="string" office:string-value="insert into basico_cor_complementar values ('22', 'Tabby Blotched', '');" calcext:value-type="string">
            <text:p>insert into basico_cor_complementar values ('22', 'Tabby Blotched', '');</text:p>
          </table:table-cell>
          <table:table-cell table:number-columns-repeated="3"/>
        </table:table-row>
        <table:table-row table:style-name="ro1">
          <table:table-cell table:style-name="ce6" office:value-type="float" office:value="23" calcext:value-type="float">
            <text:p>23</text:p>
          </table:table-cell>
          <table:table-cell table:style-name="ce6" office:value-type="string" calcext:value-type="string">
            <text:p>Tabby Tigrado</text:p>
          </table:table-cell>
          <table:table-cell table:formula="of:=CONCATENATE(&quot;insert into basico_cor_complementar values ('&quot;;[.A37];&quot;', '&quot;;[.B37];&quot;', '');&quot;)" office:value-type="string" office:string-value="insert into basico_cor_complementar values ('23', 'Tabby Tigrado', '');" calcext:value-type="string">
            <text:p>insert into basico_cor_complementar values ('23', 'Tabby Tigrado', '');</text:p>
          </table:table-cell>
          <table:table-cell table:number-columns-repeated="3"/>
        </table:table-row>
        <table:table-row table:style-name="ro1">
          <table:table-cell table:style-name="ce6" office:value-type="float" office:value="24" calcext:value-type="float">
            <text:p>24</text:p>
          </table:table-cell>
          <table:table-cell table:style-name="ce6" office:value-type="string" calcext:value-type="string">
            <text:p>Tabby Spotted</text:p>
          </table:table-cell>
          <table:table-cell table:formula="of:=CONCATENATE(&quot;insert into basico_cor_complementar values ('&quot;;[.A38];&quot;', '&quot;;[.B38];&quot;', '');&quot;)" office:value-type="string" office:string-value="insert into basico_cor_complementar values ('24', 'Tabby Spotted', '');" calcext:value-type="string">
            <text:p>insert into basico_cor_complementar values ('24', 'Tabby Spotted', '');</text:p>
          </table:table-cell>
          <table:table-cell table:number-columns-repeated="3"/>
        </table:table-row>
        <table:table-row table:style-name="ro1">
          <table:table-cell table:style-name="ce6" office:value-type="float" office:value="25" calcext:value-type="float">
            <text:p>25</text:p>
          </table:table-cell>
          <table:table-cell table:style-name="ce6" office:value-type="string" calcext:value-type="string">
            <text:p>Ticked Tabby</text:p>
          </table:table-cell>
          <table:table-cell table:formula="of:=CONCATENATE(&quot;insert into basico_cor_complementar values ('&quot;;[.A39];&quot;', '&quot;;[.B39];&quot;', '');&quot;)" office:value-type="string" office:string-value="insert into basico_cor_complementar values ('25', 'Ticked Tabby', '');" calcext:value-type="string">
            <text:p>insert into basico_cor_complementar values ('25', 'Ticked Tabby', '');</text:p>
          </table:table-cell>
          <table:table-cell table:number-columns-repeated="3"/>
        </table:table-row>
        <table:table-row table:style-name="ro1">
          <table:table-cell table:style-name="ce6" office:value-type="float" office:value="31" calcext:value-type="float">
            <text:p>31</text:p>
          </table:table-cell>
          <table:table-cell table:style-name="ce6" office:value-type="string" calcext:value-type="string">
            <text:p>Burmês</text:p>
          </table:table-cell>
          <table:table-cell table:formula="of:=CONCATENATE(&quot;insert into basico_cor_complementar values ('&quot;;[.A40];&quot;', '&quot;;[.B40];&quot;', '');&quot;)" office:value-type="string" office:string-value="insert into basico_cor_complementar values ('31', 'Burmês', '');" calcext:value-type="string">
            <text:p>insert into basico_cor_complementar values ('31', 'Burmês', '');</text:p>
          </table:table-cell>
          <table:table-cell table:number-columns-repeated="3"/>
        </table:table-row>
        <table:table-row table:style-name="ro1">
          <table:table-cell table:style-name="ce6" office:value-type="float" office:value="32" calcext:value-type="float">
            <text:p>32</text:p>
          </table:table-cell>
          <table:table-cell table:style-name="ce6" office:value-type="string" calcext:value-type="string">
            <text:p>Tonkinês</text:p>
          </table:table-cell>
          <table:table-cell table:formula="of:=CONCATENATE(&quot;insert into basico_cor_complementar values ('&quot;;[.A41];&quot;', '&quot;;[.B41];&quot;', '');&quot;)" office:value-type="string" office:string-value="insert into basico_cor_complementar values ('32', 'Tonkinês', '');" calcext:value-type="string">
            <text:p>insert into basico_cor_complementar values ('32', 'Tonkinês', '');</text:p>
          </table:table-cell>
          <table:table-cell table:number-columns-repeated="3"/>
        </table:table-row>
        <table:table-row table:style-name="ro1">
          <table:table-cell table:style-name="ce6" office:value-type="float" office:value="33" calcext:value-type="float">
            <text:p>33</text:p>
          </table:table-cell>
          <table:table-cell table:style-name="ce6" office:value-type="string" calcext:value-type="string">
            <text:p>Himalaio</text:p>
          </table:table-cell>
          <table:table-cell table:formula="of:=CONCATENATE(&quot;insert into basico_cor_complementar values ('&quot;;[.A42];&quot;', '&quot;;[.B42];&quot;', '');&quot;)" office:value-type="string" office:string-value="insert into basico_cor_complementar values ('33', 'Himalaio', '');" calcext:value-type="string">
            <text:p>insert into basico_cor_complementar values ('33', 'Himalaio', '');</text:p>
          </table:table-cell>
          <table:table-cell table:number-columns-repeated="3"/>
        </table:table-row>
      </table:table>
      <table:table table:name="Cores de Olhos" table:style-name="ta1">
        <table:table-column table:style-name="co1" table:default-cell-style-name="ce8"/>
        <table:table-column table:style-name="co1" table:default-cell-style-name="ce10"/>
        <table:table-column table:style-name="co1" table:default-cell-style-name="Default"/>
        <table:table-row table:style-name="ro1">
          <table:table-cell table:style-name="Default" table:number-columns-repeated="2"/>
          <table:table-cell/>
        </table:table-row>
        <table:table-row table:style-name="ro1">
          <table:table-cell table:style-name="ce7" office:value-type="string" calcext:value-type="string">
            <text:p>Cores de Olhos</text:p>
          </table:table-cell>
          <table:table-cell table:style-name="ce7"/>
          <table:table-cell/>
        </table:table-row>
        <table:table-row table:style-name="ro1">
          <table:table-cell table:style-name="Default" table:number-columns-repeated="2"/>
          <table:table-cell/>
        </table:table-row>
        <table:table-row table:style-name="ro1">
          <table:table-cell table:style-name="ce11" office:value-type="string" calcext:value-type="string">
            <text:p>EMS</text:p>
          </table:table-cell>
          <table:table-cell table:style-name="ce11" office:value-type="string" calcext:value-type="string">
            <text:p>Nome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Azuis</text:p>
          </table:table-cell>
          <table:table-cell table:formula="of:=CONCATENATE(&quot;insert into basico_cor_olhos values ('&quot;;[.A5];&quot;', '&quot;;[.B5];&quot;', '');&quot;)" office:value-type="string" office:string-value="insert into basico_cor_olhos values ('61', 'Azuis', '');" calcext:value-type="string">
            <text:p>insert into basico_cor_olhos values ('61', 'Azuis', '');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Cobre</text:p>
          </table:table-cell>
          <table:table-cell table:formula="of:=CONCATENATE(&quot;insert into basico_cor_olhos values ('&quot;;[.A6];&quot;', '&quot;;[.B6];&quot;', '');&quot;)" office:value-type="string" office:string-value="insert into basico_cor_olhos values ('62', 'Cobre', '');" calcext:value-type="string">
            <text:p>insert into basico_cor_olhos values ('62', 'Cobre', '');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Impares</text:p>
          </table:table-cell>
          <table:table-cell table:formula="of:=CONCATENATE(&quot;insert into basico_cor_olhos values ('&quot;;[.A7];&quot;', '&quot;;[.B7];&quot;', '');&quot;)" office:value-type="string" office:string-value="insert into basico_cor_olhos values ('63', 'Impares', '');" calcext:value-type="string">
            <text:p>insert into basico_cor_olhos values ('63', 'Impares', '');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Verdes</text:p>
          </table:table-cell>
          <table:table-cell table:formula="of:=CONCATENATE(&quot;insert into basico_cor_olhos values ('&quot;;[.A8];&quot;', '&quot;;[.B8];&quot;', '');&quot;)" office:value-type="string" office:string-value="insert into basico_cor_olhos values ('64', 'Verdes', '');" calcext:value-type="string">
            <text:p>insert into basico_cor_olhos values ('64', 'Verdes', '');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De Burmês</text:p>
          </table:table-cell>
          <table:table-cell table:formula="of:=CONCATENATE(&quot;insert into basico_cor_olhos values ('&quot;;[.A9];&quot;', '&quot;;[.B9];&quot;', '');&quot;)" office:value-type="string" office:string-value="insert into basico_cor_olhos values ('65', 'De Burmês', '');" calcext:value-type="string">
            <text:p>insert into basico_cor_olhos values ('65', 'De Burmês', '');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De Tonkinês</text:p>
          </table:table-cell>
          <table:table-cell table:formula="of:=CONCATENATE(&quot;insert into basico_cor_olhos values ('&quot;;[.A10];&quot;', '&quot;;[.B10];&quot;', '');&quot;)" office:value-type="string" office:string-value="insert into basico_cor_olhos values ('66', 'De Tonkinês', '');" calcext:value-type="string">
            <text:p>insert into basico_cor_olhos values ('66', 'De Tonkinês', '');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Siamês</text:p>
          </table:table-cell>
          <table:table-cell table:formula="of:=CONCATENATE(&quot;insert into basico_cor_olhos values ('&quot;;[.A11];&quot;', '&quot;;[.B11];&quot;', '');&quot;)" office:value-type="string" office:string-value="insert into basico_cor_olhos values ('67', 'Siamês', '');" calcext:value-type="string">
            <text:p>insert into basico_cor_olhos values ('67', 'Siamês', '');</text:p>
          </table:table-cell>
        </table:table-row>
        <table:table-row table:style-name="ro1">
          <table:table-cell table:style-name="ce12" table:number-columns-repeated="2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3T12:10:35.847195577</meta:creation-date>
    <dc:date>2018-12-23T12:59:43.006334073</dc:date>
    <meta:editing-duration>PT18M45S</meta:editing-duration>
    <meta:editing-cycles>4</meta:editing-cycles>
    <meta:generator>LibreOffice/5.1.6.2$Linux_X86_64 LibreOffice_project/10m0$Build-2</meta:generator>
    <meta:document-statistic meta:table-count="3" meta:cell-count="295" meta:object-count="0"/>
  </office:meta>
</office:document-meta>
</file>